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3cm"/>
    </style:style>
    <style:style style:name="co2" style:family="table-column">
      <style:table-column-properties fo:break-before="auto" style:column-width="5.4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k</text:p>
          </table:table-cell>
          <table:table-cell office:value-type="string">
            <text:p>cache misses</text:p>
          </table:table-cell>
          <table:table-cell>
            <draw:frame table:end-cell-address="Tabelle1.J21" table:end-x="0.293cm" table:end-y="0.048cm" draw:z-index="0" draw:style-name="gr1" svg:width="15.999cm" svg:height="8.999cm" svg:x="0.101cm" svg:y="0.1cm">
              <draw:object draw:notify-on-update-of-ranges="Tabelle1.A2:Tabelle1.A11 Tabelle1.B2:Tabelle1.B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30319804">
            <text:p>30319804</text:p>
          </table:table-cell>
          <table:table-cell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29187708">
            <text:p>29187708</text:p>
          </table:table-cell>
          <table:table-cell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27381737">
            <text:p>27381737</text:p>
          </table:table-cell>
          <table:table-cell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24752758">
            <text:p>24752758</text:p>
          </table:table-cell>
          <table:table-cell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21182902">
            <text:p>21182902</text:p>
          </table:table-cell>
          <table:table-cell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16637048">
            <text:p>16637048</text:p>
          </table:table-cell>
          <table:table-cell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11741790">
            <text:p>11741790</text:p>
          </table:table-cell>
          <table:table-cell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7410604">
            <text:p>7410604</text:p>
          </table:table-cell>
          <table:table-cell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4293906">
            <text:p>4293906</text:p>
          </table:table-cell>
          <table:table-cell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2680440">
            <text:p>2680440</text:p>
          </table:table-cell>
          <table:table-cell/>
        </table:table-row>
      </table:table>
      <table:table table:name="Tabe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3">03.11.2012</text:date>, <text:time>15:17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31T23:16:20.99</meta:creation-date>
    <dc:date>2012-11-03T15:17:24.76</dc:date>
    <meta:editing-duration>PT10M55S</meta:editing-duration>
    <meta:editing-cycles>2</meta:editing-cycles>
    <meta:generator>OpenOffice.org/3.3$Win32 OpenOffice.org_project/330m20$Build-9567</meta:generator>
    <meta:document-statistic meta:table-count="3" meta:cell-count="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68cm" svg:y="4.192cm" chart:style-name="ch2"/>
        <chart:plot-area chart:style-name="ch3" table:cell-range-address="Tabelle1.A2:Tabelle1.B11" svg:x="0.77cm" svg:y="0.855cm" svg:width="12.458cm" svg:height="7.545cm">
          <chartooo:coordinate-region svg:x="2.503cm" svg:y="1.068cm" svg:width="10.075cm" svg:height="6.659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Tabelle1.B2:Tabelle1.B11" chart:class="chart:scatter">
            <chart:domain table:cell-range-address="Tabelle1.A2:Tabelle1.A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4">
                <text:p>1024</text:p>
                <draw:g>
                  <svg:desc>Tabelle1.A2:Tabelle1.A11</svg:desc>
                </draw:g>
              </table:table-cell>
              <table:table-cell office:value-type="float" office:value="30319804">
                <text:p>30319804</text:p>
                <draw:g>
                  <svg:desc>Tabelle1.B2:Tabelle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8">
                <text:p>2048</text:p>
              </table:table-cell>
              <table:table-cell office:value-type="float" office:value="29187708">
                <text:p>291877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6">
                <text:p>4096</text:p>
              </table:table-cell>
              <table:table-cell office:value-type="float" office:value="27381737">
                <text:p>273817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92">
                <text:p>8192</text:p>
              </table:table-cell>
              <table:table-cell office:value-type="float" office:value="24752758">
                <text:p>247527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84">
                <text:p>16384</text:p>
              </table:table-cell>
              <table:table-cell office:value-type="float" office:value="21182902">
                <text:p>211829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68">
                <text:p>32768</text:p>
              </table:table-cell>
              <table:table-cell office:value-type="float" office:value="16637048">
                <text:p>16637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536">
                <text:p>65536</text:p>
              </table:table-cell>
              <table:table-cell office:value-type="float" office:value="11741790">
                <text:p>117417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072">
                <text:p>131072</text:p>
              </table:table-cell>
              <table:table-cell office:value-type="float" office:value="7410604">
                <text:p>74106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2144">
                <text:p>262144</text:p>
              </table:table-cell>
              <table:table-cell office:value-type="float" office:value="4293906">
                <text:p>42939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4288">
                <text:p>524288</text:p>
              </table:table-cell>
              <table:table-cell office:value-type="float" office:value="2680440">
                <text:p>26804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